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0fae0" officeooo:paragraph-rsid="0010fae0" style:font-size-asian="14pt" style:font-size-complex="16pt"/>
    </style:style>
    <style:style style:name="P2" style:family="paragraph" style:parent-style-name="Standard">
      <style:text-properties fo:font-size="16pt" officeooo:rsid="0010fae0" officeooo:paragraph-rsid="00127375" style:font-size-asian="14pt" style:font-size-complex="16pt"/>
    </style:style>
    <style:style style:name="P3" style:family="paragraph" style:parent-style-name="Standard">
      <style:text-properties fo:font-size="16pt" officeooo:rsid="00127375" officeooo:paragraph-rsid="00127375" style:font-size-asian="14pt" style:font-size-complex="16pt"/>
    </style:style>
    <style:style style:name="P4" style:family="paragraph" style:parent-style-name="Standard">
      <style:text-properties fo:font-size="16pt" fo:font-weight="bold" officeooo:rsid="0010fae0" officeooo:paragraph-rsid="0010fae0" style:font-size-asian="14pt" style:font-weight-asian="bold" style:font-size-complex="16pt" style:font-weight-complex="bold"/>
    </style:style>
    <style:style style:name="P5" style:family="paragraph" style:parent-style-name="Standard">
      <style:paragraph-properties fo:break-before="page"/>
      <style:text-properties fo:font-size="16pt" officeooo:rsid="0010fae0" officeooo:paragraph-rsid="0010fae0" style:font-size-asian="14pt" style:font-size-complex="16pt"/>
    </style:style>
    <style:style style:name="P6" style:family="paragraph" style:parent-style-name="Standard">
      <style:paragraph-properties fo:break-before="page"/>
      <style:text-properties fo:font-size="16pt" officeooo:rsid="0010fae0" officeooo:paragraph-rsid="00127375" style:font-size-asian="14pt" style:font-size-complex="16pt"/>
    </style:style>
    <style:style style:name="T1" style:family="text">
      <style:text-properties fo:font-size="16pt" officeooo:rsid="0010fae0" style:font-size-asian="14pt" style:font-size-complex="16pt"/>
    </style:style>
    <style:style style:name="T2" style:family="text">
      <style:text-properties officeooo:rsid="001273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äyttötapaukset:</text:p>
      <text:p text:style-name="P1"/>
      <text:p text:style-name="P1">1. Menee etusivulle</text:p>
      <text:p text:style-name="P1"><text:tab/>1a)antaa juuripolun selaimelle. </text:p>
      <text:p text:style-name="P1"><text:tab/>1b)navigaatiopalkista klikkaa etusivulle. </text:p>
      <text:p text:style-name="P1"/>
      <text:p text:style-name="P1">2a. Nähdä lista viidestä uusimmasta tai viime viikon luetuimmista uutisista.</text:p>
      <text:p text:style-name="P1"><text:tab/>1)klikkaa navigaatiopalkista kumman kautta haluaa. </text:p>
      <text:p text:style-name="P1"/>
      <text:p text:style-name="P1">2b.Nähdä lista kaikista uutisista uutuusjärjestyksessä</text:p>
      <text:p text:style-name="P1"><text:tab/>1)klikkaa navigaatiopalkista Muut lajitteluperusteet</text:p>
      <text:p text:style-name="P1"><text:tab/>2)klikkaa Uutuusjärjestys</text:p>
      <text:p text:style-name="P1"><text:tab/>3)valitse haluama sivu alalaidasta. </text:p>
      <text:p text:style-name="P1"/>
      <text:p text:style-name="P1">2c.Nähdä lista kaikista uutisista viime viikon suosituimpien mukaan</text:p>
      <text:p text:style-name="P1"><text:tab/>1)klikkaa navigaatiopalkista Muut lajitteluperusteet</text:p>
      <text:p text:style-name="P1"><text:tab/>2)klikkaa Viime viikon luetuimmat</text:p>
      <text:p text:style-name="P1"><text:tab/>3)valitse haluama sivu alalaidast. </text:p>
      <text:p text:style-name="P1"><text:span text:style-name="T1"/></text:p>
      <text:p text:style-name="P1">2d.Nähdä lista kaikista kategorian mukaan</text:p>
      <text:p text:style-name="P1"><text:tab/>1)klikkaa navigaatiopalkista Kategoriat</text:p>
      <text:p text:style-name="P1"><text:tab/>2)klikkaahalutun kategorian mukaan</text:p>
      <text:p text:style-name="P1"><text:tab/>3)valitse haluama sivu alalaidast. <text:s/>(listattu uutuusjärjestyksessä)</text:p>
      <text:p text:style-name="P1"/>
      <text:p text:style-name="P1">3. Lukea koko uutinen</text:p>
      <text:p text:style-name="P1"><text:tab/>2 jatke 1a) klikkaa uutisen nimestä. </text:p>
      <text:p text:style-name="P1"><text:tab/>1 jatke 1b) klikkaa uutisen nimestä.</text:p>
      <text:p text:style-name="P1"/>
      <text:p text:style-name="P1">4. Luoda kategorian</text:p>
      <text:p text:style-name="P1"><text:tab/>1) klikkaa navigaatiopalkin kohdasta hallintapaneeli</text:p>
      <text:p text:style-name="P1"><text:tab/>2) klikkaa navigaatiopalkin kohdasta mikromanagerionti</text:p>
      <text:p text:style-name="P1"><text:tab/>3) kirjota kategoria kenttään nimi</text:p>
      <text:p text:style-name="P1"><text:tab/>4) klikkaa lisää kategoria.</text:p>
      <text:p text:style-name="P1"><text:tab/>5a)kategorian luonti onnlistuu</text:p>
      <text:p text:style-name="P1"><text:tab/>5b)virheviestien kera tulee selville miksi kategorian luonti ei <text:tab/>onnistunut.</text:p>
      <text:p text:style-name="P5"/>
      <text:p text:style-name="P1">5. Rekisteröi kirjoittaja</text:p>
      <text:p text:style-name="P1"><text:tab/>1) klikkaa navigaatiopalkin kohdasta hallintapaneeli</text:p>
      <text:p text:style-name="P1"><text:tab/>2) klikkaa navigaatiopalkin kohdasta mikromanagerionti</text:p>
      <text:p text:style-name="P1"><text:tab/>3) kirjota kirjoittajan nimi kenttään nimi</text:p>
      <text:p text:style-name="P1"><text:tab/>4) klikkaa lisää kirjoittaja.</text:p>
      <text:p text:style-name="P1"><text:tab/>5a)kirjoittajan luonti onnlistuu</text:p>
      <text:p text:style-name="P1"><text:tab/>5b)virheviestien kera tulee selville miksi kirjoittajan rekisteröinti <text:tab/>epäonnistui</text:p>
      <text:p text:style-name="P1"><text:tab/>5c) kirjoittajan luonti onnistui, mutta tulee varoitusviesti <text:tab/>samannimisestä kirjoittajasta.</text:p>
      <text:p text:style-name="P1"/>
      <text:p text:style-name="P1">5. <text:s/>Julkaise artikkeli</text:p>
      <text:p text:style-name="P1"><text:tab/>1) klikkaa navigaatiopalkin kohdasta hallintapaneeli</text:p>
      <text:p text:style-name="P1"><text:tab/>2) klikkaa navigaatiopalkin kohdasta julkaise uusi artikkeli</text:p>
      <text:p text:style-name="P1"><text:tab/>3) täytä kentät ja lähetä.</text:p>
      <text:p text:style-name="P1"><text:tab/><text:span text:style-name="T2">4</text:span>a) artikkelin luonti onnlistuu.</text:p>
      <text:p text:style-name="P1"><text:tab/><text:span text:style-name="T2">4</text:span>b) virheviestien kera tulee selville miksi artikkelin julkaisu <text:tab/>epäonnistui.</text:p>
      <text:p text:style-name="P1"/>
      <text:p text:style-name="P1">6. poista artikkeli</text:p>
      <text:p text:style-name="P1"><text:tab/>3 kohdan jatke</text:p>
      <text:p text:style-name="P1"><text:tab/>1) klikkaa navigaatiopalkin kohdasta poista</text:p>
      <text:p text:style-name="P1"/>
      <text:p text:style-name="P1">7. muokkaa artikkelin otsikkoa ja/tai ingressiä ja/tai tekstiä</text:p>
      <text:p text:style-name="P1"><text:tab/>3 kohdan jatke</text:p>
      <text:p text:style-name="P1"><text:tab/>1) klikkaa navigaatiopalkin kohdasta muokkaa</text:p>
      <text:p text:style-name="P1"><text:tab/><text:span text:style-name="T2">2</text:span>) täytä kentät ja <text:span text:style-name="T2">klikkaa päivitä</text:span>.</text:p>
      <text:p text:style-name="P1"><text:tab/><text:span text:style-name="T2">3</text:span>a) artikkelin muokkaus onnistuu.</text:p>
      <text:p text:style-name="P1"><text:tab/><text:span text:style-name="T2">3</text:span>b) virheviestien kera tulee selville miksi artikkelin julkaisu <text:tab/>epäonnistui.</text:p>
      <text:p text:style-name="P2">8. muokkaa artikkelin kuvaa</text:p>
      <text:p text:style-name="P2"><text:tab/>3 kohdan jatke</text:p>
      <text:p text:style-name="P2"><text:tab/>1) klikkaa navigaatiopalkin kohdasta muokkaa</text:p>
      <text:p text:style-name="P2"><text:tab/><text:span text:style-name="T2">2</text:span>) valitse kuva ja <text:span text:style-name="T2">klikkaa </text:span>lähetä <text:span text:style-name="T2">kuva</text:span>.</text:p>
      <text:p text:style-name="P2"><text:tab/><text:span text:style-name="T2">3</text:span>a) artikkelin muokkaus onnistuu.</text:p>
      <text:p text:style-name="P2"><text:tab/><text:span text:style-name="T2">3</text:span>b) virheviestien kera tulee selville miksi artikkelin julkaisu <text:tab/>epäonnistui.</text:p>
      <text:p text:style-name="P6"/>
      <text:p text:style-name="P2"><text:span text:style-name="T2">9</text:span>. <text:span text:style-name="T2">lisää</text:span> artikkel<text:span text:style-name="T2">i</text:span>in <text:span text:style-name="T2">kategorioida</text:span></text:p>
      <text:p text:style-name="P2"><text:tab/>3 kohdan jatke</text:p>
      <text:p text:style-name="P2"><text:tab/>1) klikkaa navigaatiopalkin kohdasta muokkaa</text:p>
      <text:p text:style-name="P2"><text:span text:style-name="T2"><text:tab/>2</text:span>) valitse <text:span text:style-name="T2">kategorioista haluamat kategoriat klikkaamalla ja <text:tab/>käyttämällä shift/alt monen ketgorian lisäämiseen</text:span></text:p>
      <text:p text:style-name="P3"><text:tab/>3) klikkaa lisää vierestä</text:p>
      <text:p text:style-name="P2"><text:tab/><text:span text:style-name="T2">4</text:span>a) artikkelin muokkaus onnistuu.</text:p>
      <text:p text:style-name="P2"><text:tab/><text:span text:style-name="T2">4</text:span>b) virheviestien kera tulee selville miksi artikkelin julkaisu <text:tab/>epäonnistui.</text:p>
      <text:p text:style-name="P2"/>
      <text:p text:style-name="P2"><text:span text:style-name="T2">10</text:span>. <text:span text:style-name="T2">lisää</text:span> artikkel<text:span text:style-name="T2">i</text:span>in <text:span text:style-name="T2">kirjoittajia</text:span></text:p>
      <text:p text:style-name="P2"><text:tab/>3 kohdan jatke</text:p>
      <text:p text:style-name="P2"><text:tab/>1) klikkaa navigaatiopalkin kohdasta muokkaa</text:p>
      <text:p text:style-name="P2"><text:span text:style-name="T2"><text:tab/>2</text:span>) valitse <text:span text:style-name="T2">kirjoittajista haluamat kirjoittajat klikkaamalla ja <text:tab/>käyttämällä shift/alt monen kirjoittajan lisäämiseen</text:span></text:p>
      <text:p text:style-name="P3"><text:tab/>3) klikkaa lisää vierestä</text:p>
      <text:p text:style-name="P2"><text:tab/><text:span text:style-name="T2">4</text:span>a) artikkelin muokkaus onnistuu.</text:p>
      <text:p text:style-name="P2"><text:tab/><text:span text:style-name="T2">4</text:span>b) virheviestien kera tulee selville miksi artikkelin julkaisu <text:tab/>epäonnistui.</text:p>
      <text:p text:style-name="P2"/>
      <text:p text:style-name="P2"><text:span text:style-name="T2">11</text:span>. <text:span text:style-name="T2">poista</text:span> artikkel<text:span text:style-name="T2">ista</text:span> <text:span text:style-name="T2">kirjoittajia</text:span></text:p>
      <text:p text:style-name="P2"><text:tab/>3 kohdan jatke</text:p>
      <text:p text:style-name="P2"><text:tab/>1) klikkaa navigaatiopalkin kohdasta muokkaa</text:p>
      <text:p text:style-name="P2"><text:span text:style-name="T2"><text:tab/>2</text:span>) valitse <text:span text:style-name="T2">kirjoittajista haluamat kirjoittajat klikkaamalla ja <text:tab/>käyttämällä shift/alt monen kirjoittajan poistamiseen</text:span></text:p>
      <text:p text:style-name="P3"><text:tab/>3) klikkaa poista vierestä</text:p>
      <text:p text:style-name="P2"><text:tab/><text:span text:style-name="T2">4</text:span>a) artikkelin muokkaus onnistuu.</text:p>
      <text:p text:style-name="P2"><text:tab/><text:span text:style-name="T2">4</text:span>b) virheviestien kera tulee selville miksi artikkelin julkaisu <text:tab/>epäonnistui.</text:p>
      <text:p text:style-name="P2"/>
      <text:p text:style-name="P6"/>
      <text:p text:style-name="P2"><text:span text:style-name="T2">12</text:span>. <text:span text:style-name="T2">poista</text:span> artikkel<text:span text:style-name="T2">ista</text:span> <text:span text:style-name="T2">kirjoittajia</text:span></text:p>
      <text:p text:style-name="P2"><text:tab/>3 kohdan jatke</text:p>
      <text:p text:style-name="P2"><text:tab/>1) klikkaa navigaatiopalkin kohdasta muokkaa</text:p>
      <text:p text:style-name="P2"><text:span text:style-name="T2"><text:tab/>2</text:span>) valitse <text:span text:style-name="T2">kirjoittajista haluamat kirjoittajat klikkaamalla ja <text:tab/>käyttämällä shift/alt monen kirjoittajan poistamiseen</text:span></text:p>
      <text:p text:style-name="P3"><text:tab/>3) klikkaa poista vierestä</text:p>
      <text:p text:style-name="P2"><text:tab/><text:span text:style-name="T2">4</text:span>a) artikkelin muokkaus onnistuu.</text:p>
      <text:p text:style-name="P2"><text:tab/><text:span text:style-name="T2">4</text:span>b) virheviestien kera tulee selville miksi artikkelin julkaisu <text:tab/>epäonnistui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7:22:02.015158581</meta:creation-date>
    <dc:date>2017-12-10T17:51:10.812514154</dc:date>
    <meta:editing-duration>PT5M58S</meta:editing-duration>
    <meta:editing-cycles>1</meta:editing-cycles>
    <meta:document-statistic meta:table-count="0" meta:image-count="0" meta:object-count="0" meta:page-count="4" meta:paragraph-count="85" meta:word-count="445" meta:character-count="3854" meta:non-whitespace-character-count="3404"/>
    <meta:generator>LibreOffice/5.1.6.2$Linux_X86_64 LibreOffice_project/10m0$Build-2</meta:generator>
  </office:meta>
</office:document-meta>
</file>